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33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04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3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10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1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Valuation with Black Scholes Model - European - Asian - Bermudan/lib">
            <text:p>/Users/fries/Documents/Development/finmath experiments/spreadsheets/Monte Carlo Valuation with Black Scholes Model - European - Asian - Bermudan/lib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3.1.9">
            <text:p>3.1.9</text:p>
          </table:table-cell>
          <table:table-cell/>
          <table:table-cell office:value-type="string">
            <text:p>Path:</text:p>
          </table:table-cell>
          <table:table-cell table:style-name="ce10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isRelative:</text:p>
          </table:table-cell>
          <table:table-cell table:style-name="ce12" table:formula="of:=1" office:value-type="boolean" office:boolean-value="true">
            <text:p>WAHR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Monte Carlo Valuation with Black Scholes Model - European - Asian - Bermudan">
            <text:p>/Users/fries/Documents/Development/finmath experiments/spreadsheets/Monte Carlo Valuation with Black Scholes Model - European - Asian - Bermudan</text:p>
          </table:table-cell>
          <table:table-cell table:number-columns-repeated="250"/>
        </table:table-row>
        <table:table-row table:style-name="ro3">
          <table:table-cell table:number-columns-repeated="4"/>
          <table:table-cell table:style-name="ce8" table:number-columns-repeated="2"/>
          <table:table-cell table:number-columns-repeated="250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4"/>
          <table:table-cell table:style-name="ce9" table:formula="of:=IF(OR(ISERROR([.F12]);ISERROR([.F21]));NA();&quot;&quot;)">
            <text:p/>
          </table:table-cell>
          <table:table-cell table:number-columns-repeated="251"/>
        </table:table-row>
        <table:table-row table:style-name="ro3" table:number-rows-repeated="10485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4"/>
        <table:table-column table:style-name="co7" table:number-columns-repeated="254" table:default-cell-style-name="ce14"/>
        <table:table-column table:style-name="co7" table:default-cell-style-name="ce32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5"/>
          <table:table-cell table:style-name="ce15" office:value-type="string">
            <text:p>Monte Carlo Black Scholes Model: Valuation of an Asian Option</text:p>
          </table:table-cell>
          <table:table-cell table:style-name="ce15" table:number-columns-repeated="1022"/>
        </table:table-row>
        <table:table-row table:style-name="ro1">
          <table:table-cell table:style-name="ce16"/>
          <table:table-cell table:style-name="ce17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6" table:number-columns-repeated="1022"/>
        </table:table-row>
        <table:table-row table:style-name="ro1">
          <table:table-cell table:style-name="ce16"/>
          <table:table-cell table:style-name="ce18"/>
          <table:table-cell table:style-name="ce16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" office:value-type="string">
            <text:p>Time Discretization</text:p>
          </table:table-cell>
          <table:table-cell table:style-name="ce19"/>
          <table:table-cell/>
          <table:table-cell table:style-name="ce19" office:value-type="string">
            <text:p>Monte Carlo Black Scholes Model</text:p>
          </table:table-cell>
          <table:table-cell table:style-name="ce19"/>
          <table:table-cell/>
          <table:table-cell table:style-name="ce19" office:value-type="string">
            <text:p>Time Discretization for Asian Averaging</text:p>
          </table:table-cell>
          <table:table-cell table:style-name="ce19"/>
          <table:table-cell/>
          <table:table-cell table:style-name="ce19" office:value-type="string">
            <text:p>Asian Option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4"/>
          <table:table-cell office:value-type="string">
            <text:p>className</text:p>
          </table:table-cell>
          <table:table-cell office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3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2"/>
        </table:table-row>
        <table:table-row table:style-name="ro5">
          <table:table-cell/>
          <table:table-cell table:style-name="ce21" table:formula="of:=INFO.OBBA.OBBA.OBMAKE(&quot;td.start&quot;;&quot;double&quot;;[.C9])" office:value-type="string" office:string-value="td.start &#10;[514]">
            <text:p>td.start </text:p>
            <text:p>[514]</text:p>
          </table:table-cell>
          <table:table-cell office:value-type="float" office:value="0">
            <text:p>0</text:p>
          </table:table-cell>
          <table:table-cell/>
          <table:table-cell table:style-name="ce21" table:formula="of:=[.B14]" office:value-type="string" office:string-value="timeDiscretization-4 &#10;[543]">
            <text:p>timeDiscretization-4 </text:p>
            <text:p>[543]</text:p>
          </table:table-cell>
          <table:table-cell table:number-columns-repeated="2"/>
          <table:table-cell table:style-name="ce21" table:formula="of:=INFO.OBBA.OBBA.OBMAKE(&quot;at.start&quot;;&quot;double&quot;;[.I9])" office:value-type="string" office:string-value="at.start &#10;[528]">
            <text:p>at.start </text:p>
            <text:p>[528]</text:p>
          </table:table-cell>
          <table:table-cell office:value-type="float" office:value="0">
            <text:p>0</text:p>
          </table:table-cell>
          <table:table-cell/>
          <table:table-cell table:style-name="ce21" table:formula="of:=INFO.OBBA.OBBA.OBMAKE(&quot;optionMaturity&quot;;&quot;double&quot;;[.L9])" office:value-type="string" office:string-value="optionMaturity &#10;[526]">
            <text:p>optionMaturity </text:p>
            <text:p>[526]</text:p>
          </table:table-cell>
          <table:table-cell table:style-name="ce28" office:value-type="float" office:value="5">
            <text:p>5</text:p>
          </table:table-cell>
          <table:table-cell table:number-columns-repeated="1012"/>
        </table:table-row>
        <table:table-row table:style-name="ro5">
          <table:table-cell/>
          <table:table-cell table:style-name="ce21" table:formula="of:=INFO.OBBA.OBBA.OBMAKE(&quot;td.num&quot;;&quot;int&quot;;[.C10])" office:value-type="string" office:string-value="td.num &#10;[515]">
            <text:p>td.num </text:p>
            <text:p>[515]</text:p>
          </table:table-cell>
          <table:table-cell office:value-type="float" office:value="120">
            <text:p>120</text:p>
          </table:table-cell>
          <table:table-cell/>
          <table:table-cell table:style-name="ce21" table:formula="of:=INFO.OBBA.OBBA.OBMAKE(&quot;numberOfPaths&quot;;&quot;int&quot;;[.F10])" office:value-type="string" office:string-value="numberOfPaths &#10;[518]">
            <text:p>numberOfPaths </text:p>
            <text:p>[518]</text:p>
          </table:table-cell>
          <table:table-cell office:value-type="float" office:value="10000">
            <text:p>10000</text:p>
          </table:table-cell>
          <table:table-cell/>
          <table:table-cell table:style-name="ce21" table:formula="of:=INFO.OBBA.OBBA.OBMAKE(&quot;at.num&quot;;&quot;int&quot;;[.I10])" office:value-type="string" office:string-value="at.num &#10;[529]">
            <text:p>at.num </text:p>
            <text:p>[529]</text:p>
          </table:table-cell>
          <table:table-cell office:value-type="float" office:value="59">
            <text:p>59</text:p>
          </table:table-cell>
          <table:table-cell/>
          <table:table-cell table:style-name="ce21" table:formula="of:=INFO.OBBA.OBBA.OBMAKE(&quot;optionStrike&quot;;&quot;double&quot;;[.L10])" office:value-type="string" office:string-value="optionStrike &#10;[527]">
            <text:p>optionStrike </text:p>
            <text:p>[527]</text:p>
          </table:table-cell>
          <table:table-cell office:value-type="float" office:value="125">
            <text:p>125</text:p>
          </table:table-cell>
          <table:table-cell table:number-columns-repeated="1012"/>
        </table:table-row>
        <table:table-row table:style-name="ro5">
          <table:table-cell/>
          <table:table-cell table:style-name="ce21" table:formula="of:=INFO.OBBA.OBBA.OBMAKE(&quot;td.step&quot;;&quot;double&quot;;[.C11])" office:value-type="string" office:string-value="td.step &#10;[516]">
            <text:p>td.step </text:p>
            <text:p>[516]</text:p>
          </table:table-cell>
          <table:table-cell table:formula="of:=1/12" office:value-type="float" office:value="0.0833333333333333">
            <text:p>0,08</text:p>
          </table:table-cell>
          <table:table-cell/>
          <table:table-cell table:style-name="ce21" table:formula="of:=INFO.OBBA.OBBA.OBMAKE(&quot;initialValue&quot;;&quot;double&quot;;[.F11])" office:value-type="string" office:string-value="initialValue &#10;[519]">
            <text:p>initialValue </text:p>
            <text:p>[519]</text:p>
          </table:table-cell>
          <table:table-cell table:style-name="ce28" office:value-type="float" office:value="100">
            <text:p>100</text:p>
          </table:table-cell>
          <table:table-cell/>
          <table:table-cell table:style-name="ce21" table:formula="of:=INFO.OBBA.OBBA.OBMAKE(&quot;at.step&quot;;&quot;double&quot;;[.I11])" office:value-type="string" office:string-value="at.step &#10;[530]">
            <text:p>at.step </text:p>
            <text:p>[530]</text:p>
          </table:table-cell>
          <table:table-cell table:formula="of:=1/12" office:value-type="float" office:value="0.0833333333333333">
            <text:p>0,08</text:p>
          </table:table-cell>
          <table:table-cell/>
          <table:table-cell table:formula="of:=[.H14]" office:value-type="string" office:string-value="averagingTimes &#10;[531]">
            <text:p>averagingTimes </text:p>
            <text:p>[531]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21" table:formula="of:=INFO.OBBA.OBBA.OBMAKE(&quot;riskFreeRate&quot;;&quot;double&quot;;[.F12])" office:value-type="string" office:string-value="riskFreeRate &#10;[520]">
            <text:p>riskFreeRate </text:p>
            <text:p>[520]</text:p>
          </table:table-cell>
          <table:table-cell table:style-name="ce29" office:value-type="percentage" office:value="0.05">
            <text:p>5%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5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1" table:formula="of:=INFO.OBBA.OBBA.OBMAKE(&quot;volatility&quot;;&quot;double&quot;;[.F13])" office:value-type="string" office:string-value="volatility &#10;[521]">
            <text:p>volatility </text:p>
            <text:p>[521]</text:p>
          </table:table-cell>
          <table:table-cell table:style-name="ce30" office:value-type="percentage" office:value="0.2">
            <text:p>20%</text:p>
          </table:table-cell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2"/>
        </table:table-row>
        <table:table-row table:style-name="ro6">
          <table:table-cell/>
          <table:table-cell table:style-name="ce21" table:formula="of:=INFO.OBBA.OBBA.OBMAKE(&quot;timeDiscretization-4&quot;;obLibs&amp;&quot;net.finmath.time.TimeDiscretization&quot;;[.B9:.B11])" office:value-type="string" office:string-value="timeDiscretization-4 &#10;[543]">
            <text:p>timeDiscretization-4 </text:p>
            <text:p>[543]</text:p>
          </table:table-cell>
          <table:table-cell table:number-columns-repeated="5"/>
          <table:table-cell table:style-name="ce21" table:formula="of:=INFO.OBBA.OBBA.OBMAKE(&quot;averagingTimes&quot;;obLibs&amp;&quot;net.finmath.time.TimeDiscretization&quot;;[.H9:.H11])" office:value-type="string" office:string-value="averagingTimes &#10;[531]">
            <text:p>averagingTimes </text:p>
            <text:p>[531]</text:p>
          </table:table-cell>
          <table:table-cell table:number-columns-repeated="2"/>
          <table:table-cell table:style-name="ce21" table:formula="of:=INFO.OBBA.OBBA.OBMAKE(&quot;asianOption&quot;;obLibs&amp;&quot;net.finmath.monteCarlo.assetDerivativeValuation.products.AsianOption&quot;;[.K9:.K11])" office:value-type="string" office:string-value="asianOption &#10;[532]">
            <text:p>asianOption </text:p>
            <text:p>[532]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0" office:value-type="string">
            <text:p>Object:</text:p>
          </table:table-cell>
          <table:table-cell table:style-name="ce20"/>
          <table:table-cell table:number-columns-repeated="1018"/>
        </table:table-row>
        <table:table-row table:style-name="ro6">
          <table:table-cell table:number-columns-repeated="4"/>
          <table:table-cell table:style-name="ce21" table:formula="of:=INFO.OBBA.OBBA.OBMAKE(&quot;monteCarloBlackScholes-4&quot;;obLibs&amp;&quot;net.finmath.monteCarlo.assetDerivativeValuation.MonteCarloBlackScholesModel&quot;;[.E9:.E13])" office:value-type="string" office:string-value="monteCarloBlackScholes-4 &#10;[560]">
            <text:p>monteCarloBlackScholes-4 </text:p>
            <text:p>[560]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1"/>
          <table:table-cell table:number-columns-repeated="5"/>
          <table:table-cell table:style-name="ce31" office:value-type="string">
            <text:p>Result</text:p>
          </table:table-cell>
          <table:table-cell table:style-name="ce31"/>
          <table:table-cell table:number-columns-repeated="1012"/>
        </table:table-row>
        <table:table-row table:style-name="ro6">
          <table:table-cell table:number-columns-repeated="4"/>
          <table:table-cell table:style-name="ce21"/>
          <table:table-cell table:number-columns-repeated="1019"/>
        </table:table-row>
        <table:table-row table:style-name="ro3">
          <table:table-cell table:number-columns-repeated="4"/>
          <table:table-cell table:style-name="ce19" office:value-type="string">
            <text:p>Plots</text:p>
          </table:table-cell>
          <table:table-cell table:style-name="ce19"/>
          <table:table-cell table:number-columns-repeated="4"/>
          <table:table-cell table:style-name="ce25" office:value-type="string">
            <text:p>Value:</text:p>
          </table:table-cell>
          <table:table-cell table:style-name="ce23" table:formula="of:=INFO.OBBA.OBBA.OBGET(INFO.OBBA.OBBA.OBCALL(&quot;&quot;;[.K14];&quot;getValue&quot;;[.$E$16]))" office:value-type="float" office:value="5.99365980283782">
            <text:p>5,994</text:p>
          </table:table-cell>
          <table:table-cell table:formula="of:=INFO.OBBA.OBBA.OBGET(INFO.OBBA.OBBA.OBCALL(&quot;&quot;;[.K14];&quot;getValues&quot;;[.$E$16]))" office:value-type="string" office:string-value="{error=0.0013759076976098954, value=5.993659802837815}">
            <text:p>{error=0.0013759076976098954, value=5.993659802837815}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24" office:value-type="string">
            <text:p>observation time</text:p>
          </table:table-cell>
          <table:table-cell table:style-name="ce2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MonteCarloBlackScholes.E38" table:end-x="0.114cm" table:end-y="0.239cm" draw:z-index="0" draw:name="Chart 1" draw:style-name="gr1" svg:width="8.458cm" svg:height="5.995cm" svg:x="0.129cm" svg:y="0.221cm">
              <draw:object draw:notify-on-update-of-ranges="MonteCarloBlackScholes.B48:MonteCarloBlackScholes.B297 MonteCarloBlackScholes.C48:MonteCarloBlackScholes.C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H38" table:end-x="0.543cm" table:end-y="0.239cm" draw:z-index="1" draw:name="Chart 2" draw:style-name="gr1" svg:width="8.459cm" svg:height="5.995cm" svg:x="0.557cm" svg:y="0.221cm">
              <draw:object draw:notify-on-update-of-ranges="MonteCarloBlackScholes.E48:MonteCarloBlackScholes.E107 MonteCarloBlackScholes.F46:MonteCarloBlackScholes.F46 MonteCarloBlackScholes.F48:MonteCarloBlackScholes.F10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8" table:end-x="1.071cm" table:end-y="0.239cm" draw:z-index="2" draw:name="Chart 2" draw:style-name="gr1" svg:width="8.459cm" svg:height="5.995cm" svg:x="1.085cm" svg:y="0.221cm">
              <draw:object draw:notify-on-update-of-ranges="MonteCarloBlackScholes.H48:MonteCarloBlackScholes.H107 MonteCarloBlackScholes.I46:MonteCarloBlackScholes.I46 MonteCarloBlackScholes.I48:MonteCarloBlackScholes.I10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4"/>
          <table:table-cell table:style-name="ce19" office:value-type="string">
            <text:p>Histograms</text:p>
          </table:table-cell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office:value-type="string">
            <text:p>Parameters: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>
            <text:p>Number of Intervalls:</text:p>
          </table:table-cell>
          <table:table-cell table:style-name="ce27" office:value-type="float" office:value="25">
            <text:p>2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>
            <text:p>Std. Dev.:</text:p>
          </table:table-cell>
          <table:table-cell table:style-name="ce2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22" table:formula="of:=INFO.OBBA.OBBA.OBCALL(&quot;underlyingValue&quot;;[.E16];&quot;getAssetValue&quot;;INFO.OBBA.OBBA.OBMAKE(&quot;&quot;;&quot;double&quot;;[.F22]);INFO.OBBA.OBBA.OBMAKE(&quot;&quot;;&quot;int&quot;;0))" office:value-type="string" office:string-value="underlyingValue &#10;[568]">
            <text:p>underlyingValue </text:p>
            <text:p>[568]</text:p>
          </table:table-cell>
          <table:table-cell table:style-name="ce22" table:formula="of:=INFO.OBBA.OBBA.OBCALL(&quot;optionValues&quot;;[.K14];&quot;getValues&quot;;INFO.OBBA.OBBA.OBMAKE(&quot;&quot;;&quot;double&quot;;0);[.$E$16])" office:value-type="string" office:string-value="optionValues &#10;[564]">
            <text:p>optionValues </text:p>
            <text:p>[564]</text:p>
          </table:table-cell>
          <table:table-cell/>
          <table:table-cell table:style-name="ce26" office:value-type="string">
            <text:p>Histogram of Underlying Value</text:p>
          </table:table-cell>
          <table:table-cell table:style-name="ce26"/>
          <table:table-cell/>
          <table:table-cell table:style-name="ce26" office:value-type="string">
            <text:p>Histogram of Payoff</text:p>
          </table:table-cell>
          <table:table-cell table:style-name="ce26"/>
          <table:table-cell table:number-columns-repeated="1015"/>
        </table:table-row>
        <table:table-row table:style-name="ro3">
          <table:table-cell table:number-columns-repeated="4"/>
          <table:table-cell table:style-name="ce27" office:value-type="string">
            <text:p>Intervall</text:p>
          </table:table-cell>
          <table:table-cell table:style-name="ce27" office:value-type="string">
            <text:p>Frequency</text:p>
          </table:table-cell>
          <table:table-cell/>
          <table:table-cell table:style-name="ce27" office:value-type="string">
            <text:p>Intervall</text:p>
          </table:table-cell>
          <table:table-cell table:style-name="ce27" office:value-type="string">
            <text:p>Frequency</text:p>
          </table:table-cell>
          <table:table-cell table:number-columns-repeated="1015"/>
        </table:table-row>
        <table:table-row table:style-name="ro3">
          <table:table-cell/>
          <table:table-cell table:style-name="ce23" table:number-matrix-columns-spanned="1" table:number-matrix-rows-spanned="250" table:formula="of:=TRANSPOSE(INFO.OBBA.OBBA.OBGET(INFO.OBBA.OBBA.OBCALL(&quot;&quot;;[.B46];&quot;getRealizations&quot;)))" office:value-type="float" office:value="74.0673847478365">
            <text:p>74,067</text:p>
          </table:table-cell>
          <table:table-cell table:style-name="ce23" table:number-matrix-columns-spanned="1" table:number-matrix-rows-spanned="250" table:formula="of:=TRANSPOSE(INFO.OBBA.OBBA.OBGET(INFO.OBBA.OBBA.OBCALL(&quot;&quot;;[.C46];&quot;getRealizations&quot;)))" office:value-type="float" office:value="0">
            <text:p>0,000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B46];&quot;getHistogram&quot;;INFO.OBBA.OBBA.OBMAKE(&quot;&quot;;&quot;int&quot;;[.F43]);INFO.OBBA.OBBA.OBMAKE(&quot;&quot;;&quot;double&quot;;[.F44]))))" office:value-type="float" office:value="-8.06785709150147">
            <text:p>-8,06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C46];&quot;getHistogram&quot;;INFO.OBBA.OBBA.OBMAKE(&quot;&quot;;&quot;int&quot;;[.F43]);INFO.OBBA.OBBA.OBMAKE(&quot;&quot;;&quot;double&quot;;[.F44]))))" office:value-type="float" office:value="-35.283571125459">
            <text:p>-35,28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0.7535826455535">
            <text:p>70,75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2.33184711050256">
            <text:p>2,33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-31.8438018814343">
            <text:p>-31,84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6.1041656604475">
            <text:p>76,10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2.7315513125066">
            <text:p>12,73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-28.4040326374096">
            <text:p>-28,40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045698227829">
            <text:p>113,04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23.1312555145106">
            <text:p>23,13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-24.9642633933848">
            <text:p>-24,96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9.9075116122208">
            <text:p>99,90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33.5309597165147">
            <text:p>33,531</text:p>
          </table:table-cell>
          <table:table-cell table:style-name="ce23" office:value-type="float" office:value="0.0006">
            <text:p>0,001</text:p>
          </table:table-cell>
          <table:table-cell table:style-name="ce23"/>
          <table:table-cell table:style-name="ce23" office:value-type="float" office:value="-21.5244941493601">
            <text:p>-21,52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241385179041">
            <text:p>82,24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43.9306639185187">
            <text:p>43,931</text:p>
          </table:table-cell>
          <table:table-cell table:style-name="ce23" office:value-type="float" office:value="0.0038">
            <text:p>0,004</text:p>
          </table:table-cell>
          <table:table-cell table:style-name="ce23"/>
          <table:table-cell table:style-name="ce23" office:value-type="float" office:value="-18.0847249053354">
            <text:p>-18,08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0.4655094679291">
            <text:p>90,46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54.3303681205227">
            <text:p>54,330</text:p>
          </table:table-cell>
          <table:table-cell table:style-name="ce23" office:value-type="float" office:value="0.0164">
            <text:p>0,016</text:p>
          </table:table-cell>
          <table:table-cell table:style-name="ce23"/>
          <table:table-cell table:style-name="ce23" office:value-type="float" office:value="-14.6449556613106">
            <text:p>-14,64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4.567361178932">
            <text:p>204,567</text:p>
          </table:table-cell>
          <table:table-cell table:style-name="ce23" office:value-type="float" office:value="35.2192416946146">
            <text:p>35,219</text:p>
          </table:table-cell>
          <table:table-cell table:style-name="ce23"/>
          <table:table-cell table:style-name="ce23" office:value-type="float" office:value="64.7300723225268">
            <text:p>64,730</text:p>
          </table:table-cell>
          <table:table-cell table:style-name="ce23" office:value-type="float" office:value="0.0423">
            <text:p>0,042</text:p>
          </table:table-cell>
          <table:table-cell table:style-name="ce23"/>
          <table:table-cell table:style-name="ce23" office:value-type="float" office:value="-11.2051864172859">
            <text:p>-11,20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6.183441088842">
            <text:p>116,183</text:p>
          </table:table-cell>
          <table:table-cell table:style-name="ce23" office:value-type="float" office:value="5.81864308980173">
            <text:p>5,819</text:p>
          </table:table-cell>
          <table:table-cell table:style-name="ce23"/>
          <table:table-cell table:style-name="ce23" office:value-type="float" office:value="75.1297765245308">
            <text:p>75,130</text:p>
          </table:table-cell>
          <table:table-cell table:style-name="ce23" office:value-type="float" office:value="0.0709">
            <text:p>0,071</text:p>
          </table:table-cell>
          <table:table-cell table:style-name="ce23"/>
          <table:table-cell table:style-name="ce23" office:value-type="float" office:value="-7.76541717326114">
            <text:p>-7,76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180013804941">
            <text:p>109,18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85.5294807265348">
            <text:p>85,529</text:p>
          </table:table-cell>
          <table:table-cell table:style-name="ce23" office:value-type="float" office:value="0.098">
            <text:p>0,098</text:p>
          </table:table-cell>
          <table:table-cell table:style-name="ce23"/>
          <table:table-cell table:style-name="ce23" office:value-type="float" office:value="-4.3256479292364">
            <text:p>-4,326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5.6846473649567">
            <text:p>65,68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95.9291849285389">
            <text:p>95,929</text:p>
          </table:table-cell>
          <table:table-cell table:style-name="ce23" office:value-type="float" office:value="0.1139">
            <text:p>0,114</text:p>
          </table:table-cell>
          <table:table-cell table:style-name="ce23"/>
          <table:table-cell table:style-name="ce23" office:value-type="float" office:value="-0.885878685211662">
            <text:p>-0,886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4.7918831565569">
            <text:p>54,79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06.328889130543">
            <text:p>106,329</text:p>
          </table:table-cell>
          <table:table-cell table:style-name="ce23" office:value-type="float" office:value="0.1124">
            <text:p>0,112</text:p>
          </table:table-cell>
          <table:table-cell table:style-name="ce23"/>
          <table:table-cell table:style-name="ce23" office:value-type="float" office:value="2.55389055881308">
            <text:p>2,554</text:p>
          </table:table-cell>
          <table:table-cell table:style-name="ce23" office:value-type="float" office:value="0.7311">
            <text:p>0,73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5.5172052083023">
            <text:p>75,51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16.728593332547">
            <text:p>116,729</text:p>
          </table:table-cell>
          <table:table-cell table:style-name="ce23" office:value-type="float" office:value="0.1091">
            <text:p>0,109</text:p>
          </table:table-cell>
          <table:table-cell table:style-name="ce23"/>
          <table:table-cell table:style-name="ce23" office:value-type="float" office:value="5.99365980283782">
            <text:p>5,994</text:p>
          </table:table-cell>
          <table:table-cell table:style-name="ce23" office:value-type="float" office:value="0.0386">
            <text:p>0,03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9.6671725051452">
            <text:p>79,66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27.128297534551">
            <text:p>127,128</text:p>
          </table:table-cell>
          <table:table-cell table:style-name="ce23" office:value-type="float" office:value="0.0942">
            <text:p>0,094</text:p>
          </table:table-cell>
          <table:table-cell table:style-name="ce23"/>
          <table:table-cell table:style-name="ce23" office:value-type="float" office:value="9.43342904686255">
            <text:p>9,433</text:p>
          </table:table-cell>
          <table:table-cell table:style-name="ce23" office:value-type="float" office:value="0.0328">
            <text:p>0,03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6.2674836018781">
            <text:p>56,26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37.528001736555">
            <text:p>137,528</text:p>
          </table:table-cell>
          <table:table-cell table:style-name="ce23" office:value-type="float" office:value="0.0842">
            <text:p>0,084</text:p>
          </table:table-cell>
          <table:table-cell table:style-name="ce23"/>
          <table:table-cell table:style-name="ce23" office:value-type="float" office:value="12.8731982908873">
            <text:p>12,873</text:p>
          </table:table-cell>
          <table:table-cell table:style-name="ce23" office:value-type="float" office:value="0.0319">
            <text:p>0,03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103331008117">
            <text:p>108,10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47.927705938559">
            <text:p>147,928</text:p>
          </table:table-cell>
          <table:table-cell table:style-name="ce23" office:value-type="float" office:value="0.0601">
            <text:p>0,060</text:p>
          </table:table-cell>
          <table:table-cell table:style-name="ce23"/>
          <table:table-cell table:style-name="ce23" office:value-type="float" office:value="16.312967534912">
            <text:p>16,313</text:p>
          </table:table-cell>
          <table:table-cell table:style-name="ce23" office:value-type="float" office:value="0.0254">
            <text:p>0,02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96.758151523797">
            <text:p>296,758</text:p>
          </table:table-cell>
          <table:table-cell table:style-name="ce23" office:value-type="float" office:value="60.9176809166417">
            <text:p>60,918</text:p>
          </table:table-cell>
          <table:table-cell table:style-name="ce23"/>
          <table:table-cell table:style-name="ce23" office:value-type="float" office:value="158.327410140563">
            <text:p>158,327</text:p>
          </table:table-cell>
          <table:table-cell table:style-name="ce23" office:value-type="float" office:value="0.0459">
            <text:p>0,046</text:p>
          </table:table-cell>
          <table:table-cell table:style-name="ce23"/>
          <table:table-cell table:style-name="ce23" office:value-type="float" office:value="19.7527367789368">
            <text:p>19,753</text:p>
          </table:table-cell>
          <table:table-cell table:style-name="ce23" office:value-type="float" office:value="0.0239">
            <text:p>0,02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5053779292146">
            <text:p>95,50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68.727114342567">
            <text:p>168,727</text:p>
          </table:table-cell>
          <table:table-cell table:style-name="ce23" office:value-type="float" office:value="0.0408">
            <text:p>0,041</text:p>
          </table:table-cell>
          <table:table-cell table:style-name="ce23"/>
          <table:table-cell table:style-name="ce23" office:value-type="float" office:value="23.1925060229615">
            <text:p>23,193</text:p>
          </table:table-cell>
          <table:table-cell table:style-name="ce23" office:value-type="float" office:value="0.0201">
            <text:p>0,02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8.025930067614">
            <text:p>128,02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79.126818544571">
            <text:p>179,127</text:p>
          </table:table-cell>
          <table:table-cell table:style-name="ce23" office:value-type="float" office:value="0.0306">
            <text:p>0,031</text:p>
          </table:table-cell>
          <table:table-cell table:style-name="ce23"/>
          <table:table-cell table:style-name="ce23" office:value-type="float" office:value="26.6322752669862">
            <text:p>26,632</text:p>
          </table:table-cell>
          <table:table-cell table:style-name="ce23" office:value-type="float" office:value="0.0165">
            <text:p>0,01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346723257213">
            <text:p>107,34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89.526522746575">
            <text:p>189,527</text:p>
          </table:table-cell>
          <table:table-cell table:style-name="ce23" office:value-type="float" office:value="0.0215">
            <text:p>0,022</text:p>
          </table:table-cell>
          <table:table-cell table:style-name="ce23"/>
          <table:table-cell table:style-name="ce23" office:value-type="float" office:value="30.072044511011">
            <text:p>30,072</text:p>
          </table:table-cell>
          <table:table-cell table:style-name="ce23" office:value-type="float" office:value="0.0141">
            <text:p>0,01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4.6846584289972">
            <text:p>64,68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99.926226948579">
            <text:p>199,926</text:p>
          </table:table-cell>
          <table:table-cell table:style-name="ce23" office:value-type="float" office:value="0.0161">
            <text:p>0,016</text:p>
          </table:table-cell>
          <table:table-cell table:style-name="ce23"/>
          <table:table-cell table:style-name="ce23" office:value-type="float" office:value="33.5118137550357">
            <text:p>33,512</text:p>
          </table:table-cell>
          <table:table-cell table:style-name="ce23" office:value-type="float" office:value="0.0115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3.691004010571">
            <text:p>93,69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210.325931150583">
            <text:p>210,326</text:p>
          </table:table-cell>
          <table:table-cell table:style-name="ce23" office:value-type="float" office:value="0.0111">
            <text:p>0,011</text:p>
          </table:table-cell>
          <table:table-cell table:style-name="ce23"/>
          <table:table-cell table:style-name="ce23" office:value-type="float" office:value="36.9515829990605">
            <text:p>36,952</text:p>
          </table:table-cell>
          <table:table-cell table:style-name="ce23" office:value-type="float" office:value="0.0115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0.160146011471">
            <text:p>190,160</text:p>
          </table:table-cell>
          <table:table-cell table:style-name="ce23" office:value-type="float" office:value="32.4270041426078">
            <text:p>32,427</text:p>
          </table:table-cell>
          <table:table-cell table:style-name="ce23"/>
          <table:table-cell table:style-name="ce23" office:value-type="float" office:value="220.725635352587">
            <text:p>220,726</text:p>
          </table:table-cell>
          <table:table-cell table:style-name="ce23" office:value-type="float" office:value="0.0075">
            <text:p>0,008</text:p>
          </table:table-cell>
          <table:table-cell table:style-name="ce23"/>
          <table:table-cell table:style-name="ce23" office:value-type="float" office:value="40.3913522430852">
            <text:p>40,391</text:p>
          </table:table-cell>
          <table:table-cell table:style-name="ce23" office:value-type="float" office:value="0.0081">
            <text:p>0,008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829928149341">
            <text:p>164,830</text:p>
          </table:table-cell>
          <table:table-cell table:style-name="ce23" office:value-type="float" office:value="8.41569924552198">
            <text:p>8,416</text:p>
          </table:table-cell>
          <table:table-cell table:style-name="ce23"/>
          <table:table-cell table:style-name="ce23" office:value-type="float" office:value="231.125339554591">
            <text:p>231,125</text:p>
          </table:table-cell>
          <table:table-cell table:style-name="ce23" office:value-type="float" office:value="0.0042">
            <text:p>0,004</text:p>
          </table:table-cell>
          <table:table-cell table:style-name="ce23"/>
          <table:table-cell table:style-name="ce23" office:value-type="float" office:value="43.8311214871099">
            <text:p>43,831</text:p>
          </table:table-cell>
          <table:table-cell table:style-name="ce23" office:value-type="float" office:value="0.0054">
            <text:p>0,00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6636978051346">
            <text:p>85,66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241.525043756595">
            <text:p>241,525</text:p>
          </table:table-cell>
          <table:table-cell table:style-name="ce23" office:value-type="float" office:value="0.0047">
            <text:p>0,005</text:p>
          </table:table-cell>
          <table:table-cell table:style-name="ce23"/>
          <table:table-cell table:style-name="ce23" office:value-type="float" office:value="47.2708907311347">
            <text:p>47,271</text:p>
          </table:table-cell>
          <table:table-cell table:style-name="ce23" office:value-type="float" office:value="0.0052">
            <text:p>0,00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5181883103013">
            <text:p>95,51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5.765941586873">
            <text:p>105,76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3863646193694">
            <text:p>60,38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0.271265216944">
            <text:p>110,27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1.67630604021">
            <text:p>181,676</text:p>
          </table:table-cell>
          <table:table-cell table:style-name="ce23" office:value-type="float" office:value="31.9799172148592">
            <text:p>31,98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6.77047415225">
            <text:p>66,77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5.406362120801">
            <text:p>145,406</text:p>
          </table:table-cell>
          <table:table-cell table:style-name="ce23" office:value-type="float" office:value="16.6275575505327">
            <text:p>16,62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7648176836704">
            <text:p>60,76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713951787745">
            <text:p>107,71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9.845961535905">
            <text:p>199,846</text:p>
          </table:table-cell>
          <table:table-cell table:style-name="ce23" office:value-type="float" office:value="30.9047393772748">
            <text:p>30,90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1.626361342206">
            <text:p>121,62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0.6994400928">
            <text:p>140,699</text:p>
          </table:table-cell>
          <table:table-cell table:style-name="ce23" office:value-type="float" office:value="13.6012202809035">
            <text:p>13,60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3.468702604528">
            <text:p>133,469</text:p>
          </table:table-cell>
          <table:table-cell table:style-name="ce23" office:value-type="float" office:value="0.878083789372394">
            <text:p>0,87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908905334557">
            <text:p>102,90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5.017679195053">
            <text:p>145,018</text:p>
          </table:table-cell>
          <table:table-cell table:style-name="ce23" office:value-type="float" office:value="3.44502082786495">
            <text:p>3,44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096921485302">
            <text:p>164,097</text:p>
          </table:table-cell>
          <table:table-cell table:style-name="ce23" office:value-type="float" office:value="28.6237826966548">
            <text:p>28,62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3.965735078751">
            <text:p>123,96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34531909378">
            <text:p>81,34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3.676140758152">
            <text:p>123,676</text:p>
          </table:table-cell>
          <table:table-cell table:style-name="ce23" office:value-type="float" office:value="10.6895362268606">
            <text:p>10,69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105810461543">
            <text:p>132,10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278929118096">
            <text:p>118,27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729008685225">
            <text:p>135,72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8.953223661065">
            <text:p>148,953</text:p>
          </table:table-cell>
          <table:table-cell table:style-name="ce23" office:value-type="float" office:value="18.8478680901564">
            <text:p>18,84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3.49554551427">
            <text:p>153,496</text:p>
          </table:table-cell>
          <table:table-cell table:style-name="ce23" office:value-type="float" office:value="10.0136512099131">
            <text:p>10,0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1.09387483688">
            <text:p>181,094</text:p>
          </table:table-cell>
          <table:table-cell table:style-name="ce23" office:value-type="float" office:value="18.758913393523">
            <text:p>18,75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1736253064163">
            <text:p>74,17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0528223658183">
            <text:p>84,05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519475532314">
            <text:p>108,51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5514677614958">
            <text:p>94,55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642445320609">
            <text:p>109,642</text:p>
          </table:table-cell>
          <table:table-cell table:style-name="ce23" office:value-type="float" office:value="15.2528366249166">
            <text:p>15,25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9.635717468175">
            <text:p>129,63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0.941096971291">
            <text:p>180,941</text:p>
          </table:table-cell>
          <table:table-cell table:style-name="ce23" office:value-type="float" office:value="23.7120573552202">
            <text:p>23,71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8.1592694238627">
            <text:p>68,15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8.219098508066">
            <text:p>188,219</text:p>
          </table:table-cell>
          <table:table-cell table:style-name="ce23" office:value-type="float" office:value="25.314253182621">
            <text:p>25,3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8.346951550948">
            <text:p>208,347</text:p>
          </table:table-cell>
          <table:table-cell table:style-name="ce23" office:value-type="float" office:value="33.7689181204088">
            <text:p>33,76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3.540573707861">
            <text:p>53,54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834373619908">
            <text:p>164,834</text:p>
          </table:table-cell>
          <table:table-cell table:style-name="ce23" office:value-type="float" office:value="15.9411694686456">
            <text:p>15,9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1.754106076601">
            <text:p>171,754</text:p>
          </table:table-cell>
          <table:table-cell table:style-name="ce23" office:value-type="float" office:value="24.0018258192469">
            <text:p>24,0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6.68759519598">
            <text:p>106,68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762888887644">
            <text:p>115,76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3.789322494125">
            <text:p>153,789</text:p>
          </table:table-cell>
          <table:table-cell table:style-name="ce23" office:value-type="float" office:value="18.1606817959466">
            <text:p>18,16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1.332859768482">
            <text:p>101,33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1.562526813094">
            <text:p>101,56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08.919964713412">
            <text:p>308,920</text:p>
          </table:table-cell>
          <table:table-cell table:style-name="ce23" office:value-type="float" office:value="117.169125704563">
            <text:p>117,16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1.825007137866">
            <text:p>151,825</text:p>
          </table:table-cell>
          <table:table-cell table:style-name="ce23" office:value-type="float" office:value="31.2572071833698">
            <text:p>31,25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6.937623031738">
            <text:p>126,93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2238079065126">
            <text:p>86,22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7.559520714235">
            <text:p>127,560</text:p>
          </table:table-cell>
          <table:table-cell table:style-name="ce23" office:value-type="float" office:value="3.31456703801612">
            <text:p>3,31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9.5656135857035">
            <text:p>69,56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48579833048">
            <text:p>132,486</text:p>
          </table:table-cell>
          <table:table-cell table:style-name="ce23" office:value-type="float" office:value="17.7355410459909">
            <text:p>17,73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7.8372739382059">
            <text:p>97,8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4.651491747042">
            <text:p>144,651</text:p>
          </table:table-cell>
          <table:table-cell table:style-name="ce23" office:value-type="float" office:value="13.6606129817315">
            <text:p>13,66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5.241807222947">
            <text:p>45,24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871192835263">
            <text:p>108,871</text:p>
          </table:table-cell>
          <table:table-cell table:style-name="ce23" office:value-type="float" office:value="1.30995059804318">
            <text:p>1,31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7.914120885391">
            <text:p>57,91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8.1282165502069">
            <text:p>78,12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2.5208066241614">
            <text:p>72,52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848298305959">
            <text:p>94,84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6.526907712216">
            <text:p>126,52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751244575324">
            <text:p>115,75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6.4749874485545">
            <text:p>66,47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2.993380579434">
            <text:p>112,99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9.8214185680753">
            <text:p>89,82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4.605748748048">
            <text:p>124,60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3.48342735205">
            <text:p>133,483</text:p>
          </table:table-cell>
          <table:table-cell table:style-name="ce23" office:value-type="float" office:value="6.37538729384363">
            <text:p>6,37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4.295821212943">
            <text:p>54,29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7.239025079622">
            <text:p>147,239</text:p>
          </table:table-cell>
          <table:table-cell table:style-name="ce23" office:value-type="float" office:value="8.89428149270136">
            <text:p>8,89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9157183517624">
            <text:p>81,91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8.050551883037">
            <text:p>158,051</text:p>
          </table:table-cell>
          <table:table-cell table:style-name="ce23" office:value-type="float" office:value="20.5216462447193">
            <text:p>20,52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7850317462992">
            <text:p>88,78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1.642391871642">
            <text:p>141,642</text:p>
          </table:table-cell>
          <table:table-cell table:style-name="ce23" office:value-type="float" office:value="9.19042301187913">
            <text:p>9,19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0338146158376">
            <text:p>82,03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8.916922189493">
            <text:p>138,91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7.346595878271">
            <text:p>127,347</text:p>
          </table:table-cell>
          <table:table-cell table:style-name="ce23" office:value-type="float" office:value="7.34135772019237">
            <text:p>7,3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5178652453075">
            <text:p>88,51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9.0556974436058">
            <text:p>99,05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3918002036364">
            <text:p>82,39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0.232988581641">
            <text:p>120,23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4.0002307614364">
            <text:p>54,00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1.983746981837">
            <text:p>171,984</text:p>
          </table:table-cell>
          <table:table-cell table:style-name="ce23" office:value-type="float" office:value="31.5741962812882">
            <text:p>31,57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158035152766">
            <text:p>115,158</text:p>
          </table:table-cell>
          <table:table-cell table:style-name="ce23" office:value-type="float" office:value="6.92717984229612">
            <text:p>6,92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4.701272930818">
            <text:p>124,70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256260781018">
            <text:p>118,256</text:p>
          </table:table-cell>
          <table:table-cell table:style-name="ce23" office:value-type="float" office:value="1.21594864319372">
            <text:p>1,21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20.926308104371">
            <text:p>220,926</text:p>
          </table:table-cell>
          <table:table-cell table:style-name="ce23" office:value-type="float" office:value="47.6677299632385">
            <text:p>47,66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4.491861470064">
            <text:p>114,49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3.4453529054331">
            <text:p>93,44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679884681938">
            <text:p>108,68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7.6294201490635">
            <text:p>57,62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099697326965">
            <text:p>135,100</text:p>
          </table:table-cell>
          <table:table-cell table:style-name="ce23" office:value-type="float" office:value="26.8308999714835">
            <text:p>26,83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5.144363587377">
            <text:p>105,14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980068764106">
            <text:p>107,98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783237971351">
            <text:p>85,78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7.128135287159">
            <text:p>137,128</text:p>
          </table:table-cell>
          <table:table-cell table:style-name="ce23" office:value-type="float" office:value="4.97568936175932">
            <text:p>4,97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56174872213">
            <text:p>122,56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800880706916">
            <text:p>102,80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1.441098952792">
            <text:p>111,44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961393187466">
            <text:p>108,96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5.301690941407">
            <text:p>165,302</text:p>
          </table:table-cell>
          <table:table-cell table:style-name="ce23" office:value-type="float" office:value="27.4024308917818">
            <text:p>27,4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0.612133483924">
            <text:p>130,61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909036848886">
            <text:p>113,90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139823659096">
            <text:p>108,14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4517020129629">
            <text:p>60,45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2.07914290972">
            <text:p>162,079</text:p>
          </table:table-cell>
          <table:table-cell table:style-name="ce23" office:value-type="float" office:value="8.68487315400858">
            <text:p>8,68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02349923125">
            <text:p>135,023</text:p>
          </table:table-cell>
          <table:table-cell table:style-name="ce23" office:value-type="float" office:value="18.2241961856973">
            <text:p>18,22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3710684241393">
            <text:p>85,37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1.924375693607">
            <text:p>131,924</text:p>
          </table:table-cell>
          <table:table-cell table:style-name="ce23" office:value-type="float" office:value="30.8562436123947">
            <text:p>30,85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8.5346960427794">
            <text:p>98,53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9704625496947">
            <text:p>84,97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5538312367603">
            <text:p>71,55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313289494099">
            <text:p>122,313</text:p>
          </table:table-cell>
          <table:table-cell table:style-name="ce23" office:value-type="float" office:value="0.13085752158291">
            <text:p>0,13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7.509671106868">
            <text:p>117,510</text:p>
          </table:table-cell>
          <table:table-cell table:style-name="ce23" office:value-type="float" office:value="3.75606033978353">
            <text:p>3,75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3.9150717348095">
            <text:p>73,91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5.919245428097">
            <text:p>155,919</text:p>
          </table:table-cell>
          <table:table-cell table:style-name="ce23" office:value-type="float" office:value="23.8179720408505">
            <text:p>23,81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872156737381">
            <text:p>132,872</text:p>
          </table:table-cell>
          <table:table-cell table:style-name="ce23" office:value-type="float" office:value="0.687667468390538">
            <text:p>0,68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7254178268114">
            <text:p>71,72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2.254939778638">
            <text:p>112,25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9604416278859">
            <text:p>86,96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0.56361784003">
            <text:p>120,564</text:p>
          </table:table-cell>
          <table:table-cell table:style-name="ce23" office:value-type="float" office:value="15.6017560082295">
            <text:p>15,6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074642483177">
            <text:p>108,07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2.0468031011619">
            <text:p>92,04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0.2401085552209">
            <text:p>70,24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0.095639304122">
            <text:p>110,09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932269005105">
            <text:p>102,93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772964787251">
            <text:p>164,773</text:p>
          </table:table-cell>
          <table:table-cell table:style-name="ce23" office:value-type="float" office:value="9.75387040658893">
            <text:p>9,75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0.11803136238">
            <text:p>120,11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207289472636">
            <text:p>122,20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8.2076189438968">
            <text:p>48,20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9.6855617686783">
            <text:p>99,68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6.317632882496">
            <text:p>106,31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7.3365608555755">
            <text:p>97,3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3435310536447">
            <text:p>60,34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493158063588">
            <text:p>115,49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3.059283058937">
            <text:p>173,059</text:p>
          </table:table-cell>
          <table:table-cell table:style-name="ce23" office:value-type="float" office:value="19.1138542600686">
            <text:p>19,1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3093073860815">
            <text:p>85,30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0.1519241931182">
            <text:p>80,15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8.591658301636">
            <text:p>138,592</text:p>
          </table:table-cell>
          <table:table-cell table:style-name="ce23" office:value-type="float" office:value="2.95031318883578">
            <text:p>2,95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763840046007">
            <text:p>108,76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6.7674624969">
            <text:p>136,767</text:p>
          </table:table-cell>
          <table:table-cell table:style-name="ce23" office:value-type="float" office:value="7.48379515870853">
            <text:p>7,48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6.762509273489">
            <text:p>106,76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7.199492339346">
            <text:p>167,199</text:p>
          </table:table-cell>
          <table:table-cell table:style-name="ce23" office:value-type="float" office:value="10.2585985470021">
            <text:p>10,25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1.575548495587">
            <text:p>131,57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2858614000962">
            <text:p>71,28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3836937195516">
            <text:p>60,38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4316418706187">
            <text:p>86,43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4.208031619816">
            <text:p>114,20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1.3024416950738">
            <text:p>51,30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8.4366965321807">
            <text:p>78,4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3.380069084347">
            <text:p>143,380</text:p>
          </table:table-cell>
          <table:table-cell table:style-name="ce23" office:value-type="float" office:value="6.70110066106328">
            <text:p>6,70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8691241142436">
            <text:p>95,86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6.1522156042009">
            <text:p>76,15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9.0554843400651">
            <text:p>49,05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6.035560217938">
            <text:p>176,036</text:p>
          </table:table-cell>
          <table:table-cell table:style-name="ce23" office:value-type="float" office:value="8.01359463148265">
            <text:p>8,0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4.173427791913">
            <text:p>144,173</text:p>
          </table:table-cell>
          <table:table-cell table:style-name="ce23" office:value-type="float" office:value="9.42575397032448">
            <text:p>9,42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8.070028989417">
            <text:p>168,070</text:p>
          </table:table-cell>
          <table:table-cell table:style-name="ce23" office:value-type="float" office:value="22.6335117284622">
            <text:p>22,63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8542106125435">
            <text:p>84,85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3.184744022138">
            <text:p>193,185</text:p>
          </table:table-cell>
          <table:table-cell table:style-name="ce23" office:value-type="float" office:value="21.6121757534442">
            <text:p>21,61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7.8596675310897">
            <text:p>97,86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2.85933162256">
            <text:p>112,859</text:p>
          </table:table-cell>
          <table:table-cell table:style-name="ce23" office:value-type="float" office:value="9.56636442822561">
            <text:p>9,56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4.090966041243">
            <text:p>134,09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2.109353836335">
            <text:p>152,109</text:p>
          </table:table-cell>
          <table:table-cell table:style-name="ce23" office:value-type="float" office:value="12.0407537640552">
            <text:p>12,0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1654198168172">
            <text:p>85,16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6.844722288526">
            <text:p>136,845</text:p>
          </table:table-cell>
          <table:table-cell table:style-name="ce23" office:value-type="float" office:value="6.21737934854121">
            <text:p>6,21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4.026955090148">
            <text:p>114,02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887661482637">
            <text:p>113,88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2.242349668747">
            <text:p>142,24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9.053892018938">
            <text:p>119,05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4.52766192242">
            <text:p>124,52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7.0042398417">
            <text:p>137,004</text:p>
          </table:table-cell>
          <table:table-cell table:style-name="ce23" office:value-type="float" office:value="12.0255408571749">
            <text:p>12,02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73701924958">
            <text:p>109,7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2.248262362857">
            <text:p>172,24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6.1679638914723">
            <text:p>76,16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7.783516328149">
            <text:p>147,78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5.0635100705296">
            <text:p>75,06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711800281417">
            <text:p>107,71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6.963974819312">
            <text:p>116,964</text:p>
          </table:table-cell>
          <table:table-cell table:style-name="ce23" office:value-type="float" office:value="7.20763217697524">
            <text:p>7,20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8259016844626">
            <text:p>71,82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1.3889345151819">
            <text:p>91,38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571684837269">
            <text:p>118,57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3.576713942027">
            <text:p>133,57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3.168724625542">
            <text:p>103,16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110039292092">
            <text:p>118,11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857170872772">
            <text:p>109,85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5.461501963765">
            <text:p>145,46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7.690405065219">
            <text:p>117,69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716421663428">
            <text:p>107,71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2.890251316658">
            <text:p>202,890</text:p>
          </table:table-cell>
          <table:table-cell table:style-name="ce23" office:value-type="float" office:value="21.8567679451526">
            <text:p>21,85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3.098015688672">
            <text:p>193,098</text:p>
          </table:table-cell>
          <table:table-cell table:style-name="ce23" office:value-type="float" office:value="28.9087382766229">
            <text:p>28,90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6.975382486704">
            <text:p>146,97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2.512113619404">
            <text:p>62,51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8.3954233859992">
            <text:p>58,39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7108043101378">
            <text:p>95,71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4.952129780562">
            <text:p>104,95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5.320767401202">
            <text:p>155,321</text:p>
          </table:table-cell>
          <table:table-cell table:style-name="ce23" office:value-type="float" office:value="17.5584366337929">
            <text:p>17,55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0.5998507342411">
            <text:p>90,60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4373074815849">
            <text:p>87,4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8.94880339487">
            <text:p>148,949</text:p>
          </table:table-cell>
          <table:table-cell table:style-name="ce23" office:value-type="float" office:value="15.2858112890927">
            <text:p>15,28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5039310020047">
            <text:p>88,50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107874830543">
            <text:p>132,108</text:p>
          </table:table-cell>
          <table:table-cell table:style-name="ce23" office:value-type="float" office:value="3.02972526107446">
            <text:p>3,03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39058117666">
            <text:p>113,39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2.059298528618">
            <text:p>152,059</text:p>
          </table:table-cell>
          <table:table-cell table:style-name="ce23" office:value-type="float" office:value="14.7924280871971">
            <text:p>14,79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6631161458645">
            <text:p>84,66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9.392029641436">
            <text:p>209,392</text:p>
          </table:table-cell>
          <table:table-cell table:style-name="ce23" office:value-type="float" office:value="30.9426986380056">
            <text:p>30,9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2.684034999594">
            <text:p>142,684</text:p>
          </table:table-cell>
          <table:table-cell table:style-name="ce23" office:value-type="float" office:value="7.00771500286785">
            <text:p>7,00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8.2701228941715">
            <text:p>78,27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112003338937">
            <text:p>109,11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0.550506296946">
            <text:p>150,551</text:p>
          </table:table-cell>
          <table:table-cell table:style-name="ce23" office:value-type="float" office:value="11.5575090015751">
            <text:p>11,55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7.4157339055782">
            <text:p>77,41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2.271540385096">
            <text:p>142,272</text:p>
          </table:table-cell>
          <table:table-cell table:style-name="ce23" office:value-type="float" office:value="1.08095136352006">
            <text:p>1,08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6.2858273929836">
            <text:p>56,28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0.5940820145139">
            <text:p>80,59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3.3872730634558">
            <text:p>73,38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0.1668448316656">
            <text:p>70,16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6.8288494193255">
            <text:p>66,82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716052218669">
            <text:p>113,71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9.7132852799089">
            <text:p>79,71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7.3870849165605">
            <text:p>57,38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4455458997989">
            <text:p>85,44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8.00196746282">
            <text:p>168,002</text:p>
          </table:table-cell>
          <table:table-cell table:style-name="ce23" office:value-type="float" office:value="30.4624553420377">
            <text:p>30,46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9.9594321514993">
            <text:p>79,95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4.9353639039857">
            <text:p>64,93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9.1228076055513">
            <text:p>79,12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2234683350482">
            <text:p>87,22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710322361985">
            <text:p>113,71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1.714158239496">
            <text:p>111,71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3603402666836">
            <text:p>81,36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number:min-integer-digits="1"/>
    </number:number-style>
    <number:number-style style:name="N155">
      <number:number number:decimal-places="1" number:min-integer-digits="1"/>
    </number:number-style>
    <number:number-style style:name="N157P0" style:volatile="true">
      <number:text>WAHR</number:text>
    </number:number-style>
    <number:number-style style:name="N157P1" style:volatile="true">
      <number:text>WAHR</number:text>
    </number:number-style>
    <number:number-style style:name="N157">
      <number:text>FALSCH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3" number:min-integer-digits="1"/>
      <number:text>%</number:text>
    </number:percentage-style>
    <number:number-style style:name="N159">
      <number:number number:decimal-places="4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number:percentage-style style:name="N5144" number:language="de" number:country="DE">
      <number:number number:decimal-places="3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.00.0000</text:date>, <text:time style:data-style-name="N2" text:time-value="0000-00-00T15:19:2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8T15:20:16</dc:date>
    <meta:generator>LibreOffice/3.6$MacOSX_x86 LibreOffice_project/58f22d5-270d05a-e2abed1-ea17a85-9b5702</meta:generator>
    <meta:editing-duration>PT3H46M33S</meta:editing-duration>
    <meta:editing-cycles>24</meta:editing-cycles>
    <meta:document-statistic meta:table-count="2" meta:cell-count="16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6cm" svg:height="5.997cm" xlink:href=".." xlink:type="simple" chart:class="chart:scatter" chart:style-name="ch1">
        <chart:title svg:x="2.803cm" svg:y="0.266cm" chart:style-name="ch2">
          <text:p>Payoff</text:p>
        </chart:title>
        <chart:plot-area chart:style-name="ch3" table:cell-range-address="MonteCarloBlackScholes.B48:MonteCarloBlackScholes.C297" svg:x="-0.213cm" svg:y="0.981cm" svg:width="8.816cm" svg:height="4.525cm">
          <chartooo:coordinate-region svg:x="1.054cm" svg:y="1.144cm" svg:width="7.04cm" svg:height="3.789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48:MonteCarloBlackScholes.C297" chart:class="chart:scatter">
            <chart:domain table:cell-range-address="MonteCarloBlackScholes.B48:MonteCarloBlackScholes.B29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0673847478365">
                <text:p>74.0673847478365</text:p>
                <draw:g>
                  <svg:desc>MonteCarloBlackScholes.B48:MonteCarloBlackScholes.B297</svg:desc>
                </draw:g>
              </table:table-cell>
              <table:table-cell office:value-type="float" office:value="0">
                <text:p>0</text:p>
                <draw:g>
                  <svg:desc>MonteCarloBlackScholes.C48:MonteCarloBlackScholes.C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7535826455535">
                <text:p>70.7535826455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1041656604475">
                <text:p>76.1041656604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045698227829">
                <text:p>113.045698227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075116122208">
                <text:p>99.907511612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.241385179041">
                <text:p>82.241385179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655094679291">
                <text:p>90.4655094679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.567361178932">
                <text:p>204.567361178932</text:p>
              </table:table-cell>
              <table:table-cell office:value-type="float" office:value="35.2192416946146">
                <text:p>35.2192416946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.183441088842">
                <text:p>116.183441088842</text:p>
              </table:table-cell>
              <table:table-cell office:value-type="float" office:value="5.81864308980173">
                <text:p>5.81864308980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180013804941">
                <text:p>109.180013804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6846473649567">
                <text:p>65.684647364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7918831565569">
                <text:p>54.791883156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5172052083023">
                <text:p>75.517205208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6671725051452">
                <text:p>79.667172505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2674836018781">
                <text:p>56.2674836018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103331008117">
                <text:p>108.10333100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6.758151523797">
                <text:p>296.758151523797</text:p>
              </table:table-cell>
              <table:table-cell office:value-type="float" office:value="60.9176809166417">
                <text:p>60.9176809166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5053779292146">
                <text:p>95.505377929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.025930067614">
                <text:p>128.02593006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.346723257213">
                <text:p>107.34672325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.6846584289972">
                <text:p>64.684658428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.691004010571">
                <text:p>93.691004010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.160146011471">
                <text:p>190.160146011471</text:p>
              </table:table-cell>
              <table:table-cell office:value-type="float" office:value="32.4270041426078">
                <text:p>32.42700414260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.829928149341">
                <text:p>164.829928149341</text:p>
              </table:table-cell>
              <table:table-cell office:value-type="float" office:value="8.41569924552198">
                <text:p>8.41569924552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6636978051346">
                <text:p>85.663697805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5181883103013">
                <text:p>95.518188310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.765941586873">
                <text:p>105.765941586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3863646193694">
                <text:p>60.3863646193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.271265216944">
                <text:p>110.271265216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.67630604021">
                <text:p>181.67630604021</text:p>
              </table:table-cell>
              <table:table-cell office:value-type="float" office:value="31.9799172148592">
                <text:p>31.9799172148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77047415225">
                <text:p>66.7704741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.406362120801">
                <text:p>145.406362120801</text:p>
              </table:table-cell>
              <table:table-cell office:value-type="float" office:value="16.6275575505327">
                <text:p>16.6275575505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7648176836704">
                <text:p>60.7648176836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713951787745">
                <text:p>107.713951787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.845961535905">
                <text:p>199.845961535905</text:p>
              </table:table-cell>
              <table:table-cell office:value-type="float" office:value="30.9047393772748">
                <text:p>30.9047393772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.626361342206">
                <text:p>121.62636134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.6994400928">
                <text:p>140.6994400928</text:p>
              </table:table-cell>
              <table:table-cell office:value-type="float" office:value="13.6012202809035">
                <text:p>13.60122028090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468702604528">
                <text:p>133.468702604528</text:p>
              </table:table-cell>
              <table:table-cell office:value-type="float" office:value="0.878083789372394">
                <text:p>0.878083789372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.908905334557">
                <text:p>102.908905334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.017679195053">
                <text:p>145.017679195053</text:p>
              </table:table-cell>
              <table:table-cell office:value-type="float" office:value="3.44502082786495">
                <text:p>3.445020827864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.096921485302">
                <text:p>164.096921485302</text:p>
              </table:table-cell>
              <table:table-cell office:value-type="float" office:value="28.6237826966548">
                <text:p>28.6237826966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965735078751">
                <text:p>123.965735078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.34531909378">
                <text:p>81.34531909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676140758152">
                <text:p>123.676140758152</text:p>
              </table:table-cell>
              <table:table-cell office:value-type="float" office:value="10.6895362268606">
                <text:p>10.6895362268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.105810461543">
                <text:p>132.10581046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.278929118096">
                <text:p>118.278929118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.729008685225">
                <text:p>135.72900868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.953223661065">
                <text:p>148.953223661065</text:p>
              </table:table-cell>
              <table:table-cell office:value-type="float" office:value="18.8478680901564">
                <text:p>18.8478680901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.49554551427">
                <text:p>153.49554551427</text:p>
              </table:table-cell>
              <table:table-cell office:value-type="float" office:value="10.0136512099131">
                <text:p>10.0136512099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.09387483688">
                <text:p>181.09387483688</text:p>
              </table:table-cell>
              <table:table-cell office:value-type="float" office:value="18.758913393523">
                <text:p>18.7589133935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1736253064163">
                <text:p>74.173625306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.0528223658183">
                <text:p>84.0528223658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.519475532314">
                <text:p>108.51947553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.5514677614958">
                <text:p>94.551467761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.642445320609">
                <text:p>109.642445320609</text:p>
              </table:table-cell>
              <table:table-cell office:value-type="float" office:value="15.2528366249166">
                <text:p>15.2528366249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635717468175">
                <text:p>129.635717468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.941096971291">
                <text:p>180.941096971291</text:p>
              </table:table-cell>
              <table:table-cell office:value-type="float" office:value="23.7120573552202">
                <text:p>23.7120573552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1592694238627">
                <text:p>68.1592694238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8.219098508066">
                <text:p>188.219098508066</text:p>
              </table:table-cell>
              <table:table-cell office:value-type="float" office:value="25.314253182621">
                <text:p>25.314253182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8.346951550948">
                <text:p>208.346951550948</text:p>
              </table:table-cell>
              <table:table-cell office:value-type="float" office:value="33.7689181204088">
                <text:p>33.76891812040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540573707861">
                <text:p>53.540573707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.834373619908">
                <text:p>164.834373619908</text:p>
              </table:table-cell>
              <table:table-cell office:value-type="float" office:value="15.9411694686456">
                <text:p>15.9411694686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1.754106076601">
                <text:p>171.754106076601</text:p>
              </table:table-cell>
              <table:table-cell office:value-type="float" office:value="24.0018258192469">
                <text:p>24.0018258192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.68759519598">
                <text:p>106.68759519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.762888887644">
                <text:p>115.76288888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.789322494125">
                <text:p>153.789322494125</text:p>
              </table:table-cell>
              <table:table-cell office:value-type="float" office:value="18.1606817959466">
                <text:p>18.1606817959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.332859768482">
                <text:p>101.33285976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.562526813094">
                <text:p>101.56252681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8.919964713412">
                <text:p>308.919964713412</text:p>
              </table:table-cell>
              <table:table-cell office:value-type="float" office:value="117.169125704563">
                <text:p>117.1691257045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.825007137866">
                <text:p>151.825007137866</text:p>
              </table:table-cell>
              <table:table-cell office:value-type="float" office:value="31.2572071833698">
                <text:p>31.2572071833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.937623031738">
                <text:p>126.93762303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.2238079065126">
                <text:p>86.2238079065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.559520714235">
                <text:p>127.559520714235</text:p>
              </table:table-cell>
              <table:table-cell office:value-type="float" office:value="3.31456703801612">
                <text:p>3.31456703801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5656135857035">
                <text:p>69.565613585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.48579833048">
                <text:p>132.48579833048</text:p>
              </table:table-cell>
              <table:table-cell office:value-type="float" office:value="17.7355410459909">
                <text:p>17.73554104599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8372739382059">
                <text:p>97.837273938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.651491747042">
                <text:p>144.651491747042</text:p>
              </table:table-cell>
              <table:table-cell office:value-type="float" office:value="13.6606129817315">
                <text:p>13.66061298173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41807222947">
                <text:p>45.24180722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.871192835263">
                <text:p>108.871192835263</text:p>
              </table:table-cell>
              <table:table-cell office:value-type="float" office:value="1.30995059804318">
                <text:p>1.309950598043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.914120885391">
                <text:p>57.91412088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1282165502069">
                <text:p>78.128216550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.5208066241614">
                <text:p>72.520806624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.848298305959">
                <text:p>94.848298305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.526907712216">
                <text:p>126.52690771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.751244575324">
                <text:p>115.751244575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.4749874485545">
                <text:p>66.474987448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.993380579434">
                <text:p>112.99338057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8214185680753">
                <text:p>89.821418568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4.605748748048">
                <text:p>124.605748748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.48342735205">
                <text:p>133.48342735205</text:p>
              </table:table-cell>
              <table:table-cell office:value-type="float" office:value="6.37538729384363">
                <text:p>6.375387293843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.295821212943">
                <text:p>54.29582121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.239025079622">
                <text:p>147.239025079622</text:p>
              </table:table-cell>
              <table:table-cell office:value-type="float" office:value="8.89428149270136">
                <text:p>8.894281492701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.9157183517624">
                <text:p>81.915718351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.050551883037">
                <text:p>158.050551883037</text:p>
              </table:table-cell>
              <table:table-cell office:value-type="float" office:value="20.5216462447193">
                <text:p>20.52164624471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7850317462992">
                <text:p>88.785031746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.642391871642">
                <text:p>141.642391871642</text:p>
              </table:table-cell>
              <table:table-cell office:value-type="float" office:value="9.19042301187913">
                <text:p>9.190423011879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.0338146158376">
                <text:p>82.0338146158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8.916922189493">
                <text:p>138.91692218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.346595878271">
                <text:p>127.346595878271</text:p>
              </table:table-cell>
              <table:table-cell office:value-type="float" office:value="7.34135772019237">
                <text:p>7.34135772019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.5178652453075">
                <text:p>88.517865245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0556974436058">
                <text:p>99.055697443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.3918002036364">
                <text:p>82.391800203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.232988581641">
                <text:p>120.23298858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0002307614364">
                <text:p>54.0002307614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1.983746981837">
                <text:p>171.983746981837</text:p>
              </table:table-cell>
              <table:table-cell office:value-type="float" office:value="31.5741962812882">
                <text:p>31.57419628128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.158035152766">
                <text:p>115.158035152766</text:p>
              </table:table-cell>
              <table:table-cell office:value-type="float" office:value="6.92717984229612">
                <text:p>6.927179842296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.701272930818">
                <text:p>124.701272930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.256260781018">
                <text:p>118.256260781018</text:p>
              </table:table-cell>
              <table:table-cell office:value-type="float" office:value="1.21594864319372">
                <text:p>1.215948643193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.926308104371">
                <text:p>220.926308104371</text:p>
              </table:table-cell>
              <table:table-cell office:value-type="float" office:value="47.6677299632385">
                <text:p>47.66772996323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.491861470064">
                <text:p>114.49186147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3.4453529054331">
                <text:p>93.4453529054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.679884681938">
                <text:p>108.67988468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6294201490635">
                <text:p>57.629420149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.099697326965">
                <text:p>135.099697326965</text:p>
              </table:table-cell>
              <table:table-cell office:value-type="float" office:value="26.8308999714835">
                <text:p>26.83089997148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.144363587377">
                <text:p>105.144363587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.980068764106">
                <text:p>107.98006876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.783237971351">
                <text:p>85.78323797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.128135287159">
                <text:p>137.128135287159</text:p>
              </table:table-cell>
              <table:table-cell office:value-type="float" office:value="4.97568936175932">
                <text:p>4.975689361759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.56174872213">
                <text:p>122.5617487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.800880706916">
                <text:p>102.800880706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441098952792">
                <text:p>111.44109895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.961393187466">
                <text:p>108.961393187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.301690941407">
                <text:p>165.301690941407</text:p>
              </table:table-cell>
              <table:table-cell office:value-type="float" office:value="27.4024308917818">
                <text:p>27.4024308917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0.612133483924">
                <text:p>130.61213348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.909036848886">
                <text:p>113.909036848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8.139823659096">
                <text:p>108.139823659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4517020129629">
                <text:p>60.4517020129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2.07914290972">
                <text:p>162.07914290972</text:p>
              </table:table-cell>
              <table:table-cell office:value-type="float" office:value="8.68487315400858">
                <text:p>8.684873154008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.02349923125">
                <text:p>135.02349923125</text:p>
              </table:table-cell>
              <table:table-cell office:value-type="float" office:value="18.2241961856973">
                <text:p>18.22419618569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.3710684241393">
                <text:p>85.371068424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.924375693607">
                <text:p>131.924375693607</text:p>
              </table:table-cell>
              <table:table-cell office:value-type="float" office:value="30.8562436123947">
                <text:p>30.85624361239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8.5346960427794">
                <text:p>98.5346960427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.9704625496947">
                <text:p>84.970462549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5538312367603">
                <text:p>71.5538312367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.313289494099">
                <text:p>122.313289494099</text:p>
              </table:table-cell>
              <table:table-cell office:value-type="float" office:value="0.13085752158291">
                <text:p>0.130857521582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7.509671106868">
                <text:p>117.509671106868</text:p>
              </table:table-cell>
              <table:table-cell office:value-type="float" office:value="3.75606033978353">
                <text:p>3.75606033978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.9150717348095">
                <text:p>73.915071734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.919245428097">
                <text:p>155.919245428097</text:p>
              </table:table-cell>
              <table:table-cell office:value-type="float" office:value="23.8179720408505">
                <text:p>23.81797204085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2.872156737381">
                <text:p>132.872156737381</text:p>
              </table:table-cell>
              <table:table-cell office:value-type="float" office:value="0.687667468390538">
                <text:p>0.6876674683905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.7254178268114">
                <text:p>71.725417826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.254939778638">
                <text:p>112.254939778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.9604416278859">
                <text:p>86.960441627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0.56361784003">
                <text:p>120.56361784003</text:p>
              </table:table-cell>
              <table:table-cell office:value-type="float" office:value="15.6017560082295">
                <text:p>15.60175600822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.074642483177">
                <text:p>108.07464248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.0468031011619">
                <text:p>92.046803101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.2401085552209">
                <text:p>70.240108555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0.095639304122">
                <text:p>110.095639304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.932269005105">
                <text:p>102.93226900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.772964787251">
                <text:p>164.772964787251</text:p>
              </table:table-cell>
              <table:table-cell office:value-type="float" office:value="9.75387040658893">
                <text:p>9.75387040658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.11803136238">
                <text:p>120.1180313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2.207289472636">
                <text:p>122.207289472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2076189438968">
                <text:p>48.207618943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6855617686783">
                <text:p>99.6855617686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6.317632882496">
                <text:p>106.31763288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.3365608555755">
                <text:p>97.3365608555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.3435310536447">
                <text:p>60.3435310536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5.493158063588">
                <text:p>115.49315806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.059283058937">
                <text:p>173.059283058937</text:p>
              </table:table-cell>
              <table:table-cell office:value-type="float" office:value="19.1138542600686">
                <text:p>19.11385426006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.3093073860815">
                <text:p>85.309307386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1519241931182">
                <text:p>80.151924193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8.591658301636">
                <text:p>138.591658301636</text:p>
              </table:table-cell>
              <table:table-cell office:value-type="float" office:value="2.95031318883578">
                <text:p>2.950313188835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8.763840046007">
                <text:p>108.76384004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6.7674624969">
                <text:p>136.7674624969</text:p>
              </table:table-cell>
              <table:table-cell office:value-type="float" office:value="7.48379515870853">
                <text:p>7.483795158708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6.762509273489">
                <text:p>106.762509273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.199492339346">
                <text:p>167.199492339346</text:p>
              </table:table-cell>
              <table:table-cell office:value-type="float" office:value="10.2585985470021">
                <text:p>10.25859854700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1.575548495587">
                <text:p>131.575548495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.2858614000962">
                <text:p>71.2858614000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3836937195516">
                <text:p>60.3836937195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.4316418706187">
                <text:p>86.4316418706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4.208031619816">
                <text:p>114.2080316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.3024416950738">
                <text:p>51.302441695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.4366965321807">
                <text:p>78.436696532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3.380069084347">
                <text:p>143.380069084347</text:p>
              </table:table-cell>
              <table:table-cell office:value-type="float" office:value="6.70110066106328">
                <text:p>6.70110066106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.8691241142436">
                <text:p>95.869124114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.1522156042009">
                <text:p>76.152215604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0554843400651">
                <text:p>49.0554843400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035560217938">
                <text:p>176.035560217938</text:p>
              </table:table-cell>
              <table:table-cell office:value-type="float" office:value="8.01359463148265">
                <text:p>8.01359463148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4.173427791913">
                <text:p>144.173427791913</text:p>
              </table:table-cell>
              <table:table-cell office:value-type="float" office:value="9.42575397032448">
                <text:p>9.425753970324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8.070028989417">
                <text:p>168.070028989417</text:p>
              </table:table-cell>
              <table:table-cell office:value-type="float" office:value="22.6335117284622">
                <text:p>22.6335117284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.8542106125435">
                <text:p>84.8542106125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3.184744022138">
                <text:p>193.184744022138</text:p>
              </table:table-cell>
              <table:table-cell office:value-type="float" office:value="21.6121757534442">
                <text:p>21.61217575344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.8596675310897">
                <text:p>97.859667531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.85933162256">
                <text:p>112.85933162256</text:p>
              </table:table-cell>
              <table:table-cell office:value-type="float" office:value="9.56636442822561">
                <text:p>9.566364428225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.090966041243">
                <text:p>134.09096604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2.109353836335">
                <text:p>152.109353836335</text:p>
              </table:table-cell>
              <table:table-cell office:value-type="float" office:value="12.0407537640552">
                <text:p>12.04075376405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.1654198168172">
                <text:p>85.1654198168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6.844722288526">
                <text:p>136.844722288526</text:p>
              </table:table-cell>
              <table:table-cell office:value-type="float" office:value="6.21737934854121">
                <text:p>6.217379348541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026955090148">
                <text:p>114.026955090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.887661482637">
                <text:p>113.88766148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.242349668747">
                <text:p>142.242349668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9.053892018938">
                <text:p>119.053892018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4.52766192242">
                <text:p>124.5276619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7.0042398417">
                <text:p>137.0042398417</text:p>
              </table:table-cell>
              <table:table-cell office:value-type="float" office:value="12.0255408571749">
                <text:p>12.02554085717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9.73701924958">
                <text:p>109.7370192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2.248262362857">
                <text:p>172.24826236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.1679638914723">
                <text:p>76.1679638914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.783516328149">
                <text:p>147.783516328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.0635100705296">
                <text:p>75.0635100705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7.711800281417">
                <text:p>107.71180028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6.963974819312">
                <text:p>116.963974819312</text:p>
              </table:table-cell>
              <table:table-cell office:value-type="float" office:value="7.20763217697524">
                <text:p>7.207632176975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8259016844626">
                <text:p>71.825901684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1.3889345151819">
                <text:p>91.388934515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8.571684837269">
                <text:p>118.571684837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3.576713942027">
                <text:p>133.57671394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3.168724625542">
                <text:p>103.168724625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8.110039292092">
                <text:p>118.11003929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9.857170872772">
                <text:p>109.85717087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5.461501963765">
                <text:p>145.46150196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7.690405065219">
                <text:p>117.690405065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.716421663428">
                <text:p>107.716421663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2.890251316658">
                <text:p>202.890251316658</text:p>
              </table:table-cell>
              <table:table-cell office:value-type="float" office:value="21.8567679451526">
                <text:p>21.85676794515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3.098015688672">
                <text:p>193.098015688672</text:p>
              </table:table-cell>
              <table:table-cell office:value-type="float" office:value="28.9087382766229">
                <text:p>28.90873827662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6.975382486704">
                <text:p>146.975382486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.512113619404">
                <text:p>62.512113619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8.3954233859992">
                <text:p>58.395423385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5.7108043101378">
                <text:p>95.710804310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4.952129780562">
                <text:p>104.952129780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5.320767401202">
                <text:p>155.320767401202</text:p>
              </table:table-cell>
              <table:table-cell office:value-type="float" office:value="17.5584366337929">
                <text:p>17.55843663379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.5998507342411">
                <text:p>90.599850734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.4373074815849">
                <text:p>87.4373074815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8.94880339487">
                <text:p>148.94880339487</text:p>
              </table:table-cell>
              <table:table-cell office:value-type="float" office:value="15.2858112890927">
                <text:p>15.28581128909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.5039310020047">
                <text:p>88.5039310020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2.107874830543">
                <text:p>132.107874830543</text:p>
              </table:table-cell>
              <table:table-cell office:value-type="float" office:value="3.02972526107446">
                <text:p>3.029725261074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.39058117666">
                <text:p>113.39058117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2.059298528618">
                <text:p>152.059298528618</text:p>
              </table:table-cell>
              <table:table-cell office:value-type="float" office:value="14.7924280871971">
                <text:p>14.79242808719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6631161458645">
                <text:p>84.663116145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9.392029641436">
                <text:p>209.392029641436</text:p>
              </table:table-cell>
              <table:table-cell office:value-type="float" office:value="30.9426986380056">
                <text:p>30.94269863800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2.684034999594">
                <text:p>142.684034999594</text:p>
              </table:table-cell>
              <table:table-cell office:value-type="float" office:value="7.00771500286785">
                <text:p>7.007715002867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.2701228941715">
                <text:p>78.270122894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9.112003338937">
                <text:p>109.112003338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0.550506296946">
                <text:p>150.550506296946</text:p>
              </table:table-cell>
              <table:table-cell office:value-type="float" office:value="11.5575090015751">
                <text:p>11.55750900157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4157339055782">
                <text:p>77.41573390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2.271540385096">
                <text:p>142.271540385096</text:p>
              </table:table-cell>
              <table:table-cell office:value-type="float" office:value="1.08095136352006">
                <text:p>1.080951363520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.2858273929836">
                <text:p>56.2858273929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.5940820145139">
                <text:p>80.5940820145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.3872730634558">
                <text:p>73.387273063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.1668448316656">
                <text:p>70.1668448316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8288494193255">
                <text:p>66.8288494193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.716052218669">
                <text:p>113.71605221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.7132852799089">
                <text:p>79.7132852799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.3870849165605">
                <text:p>57.3870849165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.4455458997989">
                <text:p>85.4455458997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8.00196746282">
                <text:p>168.00196746282</text:p>
              </table:table-cell>
              <table:table-cell office:value-type="float" office:value="30.4624553420377">
                <text:p>30.46245534203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.9594321514993">
                <text:p>79.9594321514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.9353639039857">
                <text:p>64.9353639039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.1228076055513">
                <text:p>79.1228076055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.2234683350482">
                <text:p>87.2234683350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.710322361985">
                <text:p>113.71032236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1.714158239496">
                <text:p>111.714158239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1.3603402666836">
                <text:p>81.36034026668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4">
      <style:chart-properties chart:symbol-type="named-symbol" chart:symbol-name="square" chart:symbol-width="0.25cm" chart:symbol-height="0.25cm"/>
      <style:graphic-properties svg:stroke-width="0.08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1cm" svg:height="5.997cm" xlink:href=".." xlink:type="simple" chart:class="chart:scatter" chart:style-name="ch1">
        <chart:title svg:x="3.585cm" svg:y="0.266cm" chart:style-name="ch2">
          <text:p>Underlying Distribution</text:p>
        </chart:title>
        <chart:plot-area chart:style-name="ch3" table:cell-range-address="MonteCarloBlackScholes.E48:MonteCarloBlackScholes.F107 MonteCarloBlackScholes.F46:MonteCarloBlackScholes.F46" chart:data-source-has-labels="row" svg:x="0.349cm" svg:y="0.982cm" svg:width="8.448cm" svg:height="4.576cm">
          <chartooo:coordinate-region svg:x="0.823cm" svg:y="1.144cm" svg:width="7.464cm" svg:height="3.841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F48:MonteCarloBlackScholes.F107" chart:label-cell-address="MonteCarloBlackScholes.F46:MonteCarloBlackScholes.F46" chart:class="chart:scatter">
            <chart:domain table:cell-range-address="MonteCarloBlackScholes.E48:MonteCarloBlackScholes.E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MonteCarloBlackScholes.F46:MonteCarloBlackScholes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06785709150147">
                <text:p>-8.06785709150147</text:p>
                <draw:g>
                  <svg:desc>MonteCarloBlackScholes.E48:MonteCarloBlackScholes.E107</svg:desc>
                </draw:g>
              </table:table-cell>
              <table:table-cell office:value-type="float" office:value="0">
                <text:p>0</text:p>
                <draw:g>
                  <svg:desc>MonteCarloBlackScholes.F48:MonteCarloBlackScholes.F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3184711050256">
                <text:p>2.3318471105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315513125066">
                <text:p>12.7315513125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312555145106">
                <text:p>23.1312555145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5309597165147">
                <text:p>33.5309597165147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9306639185187">
                <text:p>43.9306639185187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3303681205227">
                <text:p>54.3303681205227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7300723225268">
                <text:p>64.7300723225268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1297765245308">
                <text:p>75.1297765245308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5294807265348">
                <text:p>85.529480726534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.9291849285389">
                <text:p>95.9291849285389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.328889130543">
                <text:p>106.328889130543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.728593332547">
                <text:p>116.728593332547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128297534551">
                <text:p>127.128297534551</text:p>
              </table:table-cell>
              <table:table-cell office:value-type="float" office:value="0.0942">
                <text:p>0.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528001736555">
                <text:p>137.528001736555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.927705938559">
                <text:p>147.927705938559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327410140563">
                <text:p>158.327410140563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.727114342567">
                <text:p>168.727114342567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.126818544571">
                <text:p>179.126818544571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.526522746575">
                <text:p>189.52652274657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.926226948579">
                <text:p>199.926226948579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325931150583">
                <text:p>210.325931150583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25635352587">
                <text:p>220.725635352587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.125339554591">
                <text:p>231.125339554591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.525043756595">
                <text:p>241.525043756595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1cm" svg:height="5.997cm" xlink:href=".." xlink:type="simple" chart:class="chart:scatter" chart:style-name="ch1">
        <chart:title svg:x="3.585cm" svg:y="0.267cm" chart:style-name="ch2">
          <text:p>Payoff Distribution</text:p>
        </chart:title>
        <chart:plot-area chart:style-name="ch3" table:cell-range-address="MonteCarloBlackScholes.H48:MonteCarloBlackScholes.I107 MonteCarloBlackScholes.I46:MonteCarloBlackScholes.I46" chart:data-source-has-labels="row" svg:x="0.349cm" svg:y="0.982cm" svg:width="8.367cm" svg:height="4.576cm">
          <chartooo:coordinate-region svg:x="0.823cm" svg:y="1.144cm" svg:width="7.464cm" svg:height="3.841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I48:MonteCarloBlackScholes.I107" chart:label-cell-address="MonteCarloBlackScholes.I46:MonteCarloBlackScholes.I46" chart:class="chart:scatter">
            <chart:domain table:cell-range-address="MonteCarloBlackScholes.H48:MonteCarloBlackScholes.H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MonteCarloBlackScholes.I46:MonteCarloBlackScholes.I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.283571125459">
                <text:p>-35.283571125459</text:p>
                <draw:g>
                  <svg:desc>MonteCarloBlackScholes.H48:MonteCarloBlackScholes.H107</svg:desc>
                </draw:g>
              </table:table-cell>
              <table:table-cell office:value-type="float" office:value="0">
                <text:p>0</text:p>
                <draw:g>
                  <svg:desc>MonteCarloBlackScholes.I48:MonteCarloBlackScholes.I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.8438018814343">
                <text:p>-31.8438018814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.4040326374096">
                <text:p>-28.404032637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4.9642633933848">
                <text:p>-24.964263393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5244941493601">
                <text:p>-21.5244941493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0847249053354">
                <text:p>-18.0847249053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6449556613106">
                <text:p>-14.644955661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2051864172859">
                <text:p>-11.205186417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76541717326114">
                <text:p>-7.76541717326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3256479292364">
                <text:p>-4.325647929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85878685211662">
                <text:p>-0.88587868521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389055881308">
                <text:p>2.55389055881308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9365980283782">
                <text:p>5.99365980283782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43342904686255">
                <text:p>9.43342904686255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731982908873">
                <text:p>12.8731982908873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12967534912">
                <text:p>16.312967534912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7527367789368">
                <text:p>19.7527367789368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1925060229615">
                <text:p>23.1925060229615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6322752669862">
                <text:p>26.6322752669862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072044511011">
                <text:p>30.072044511011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5118137550357">
                <text:p>33.5118137550357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9515829990605">
                <text:p>36.951582999060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3913522430852">
                <text:p>40.3913522430852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8311214871099">
                <text:p>43.8311214871099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2708907311347">
                <text:p>47.2708907311347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